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background-color="transparent"/>
    </style:style>
    <style:style style:name="P2" style:family="paragraph" style:parent-style-name="Standard">
      <style:paragraph-properties fo:text-align="justify" style:justify-single-word="false"/>
    </style:style>
    <style:style style:name="P3" style:family="paragraph" style:parent-style-name="Standard" style:master-page-name="">
      <style:paragraph-properties fo:margin-left="2.3689in" fo:margin-right="0in" fo:text-indent="-0.3862in" style:auto-text-indent="false" style:page-number="auto">
        <style:tab-stops>
          <style:tab-stop style:position="0.3425in"/>
        </style:tab-stops>
      </style:paragraph-properties>
    </style:style>
    <style:style style:name="P4" style:family="paragraph" style:parent-style-name="Standard" style:master-page-name="">
      <style:paragraph-properties fo:margin-left="2.439in" fo:margin-right="0in" fo:text-indent="-0.439in" style:auto-text-indent="false" style:page-number="auto"/>
    </style:style>
    <style:style style:name="P5" style:family="paragraph" style:parent-style-name="Standard" style:master-page-name="">
      <style:paragraph-properties fo:margin-left="1.7807in" fo:margin-right="0in" fo:text-indent="-0.298in" style:auto-text-indent="false" style:page-number="auto"/>
    </style:style>
    <style:style style:name="P6" style:family="paragraph" style:parent-style-name="Standard" style:master-page-name="">
      <style:paragraph-properties fo:margin-left="2.3335in" fo:margin-right="0in" fo:text-align="justify" style:justify-single-word="false" fo:text-indent="-0.3508in" style:auto-text-indent="false" style:page-number="auto"/>
    </style:style>
    <style:style style:name="P7" style:family="paragraph" style:parent-style-name="Standard" style:master-page-name="">
      <style:paragraph-properties fo:margin-left="1.8689in" fo:margin-right="0in" fo:text-indent="-0.3772in" style:auto-text-indent="false" style:page-number="auto"/>
    </style:style>
    <style:style style:name="P8" style:family="paragraph" style:parent-style-name="Standard">
      <style:paragraph-properties fo:margin-left="1.8689in" fo:margin-right="0in" fo:text-indent="-0.3772in" style:auto-text-indent="false"/>
    </style:style>
    <style:style style:name="P9" style:family="paragraph" style:parent-style-name="Standard" style:master-page-name="">
      <style:paragraph-properties fo:margin-left="1.7898in" fo:margin-right="0in" fo:text-indent="-0.2898in" style:auto-text-indent="false" style:page-number="auto"/>
    </style:style>
    <style:style style:name="P10" style:family="paragraph" style:parent-style-name="Standard" style:master-page-name="">
      <style:paragraph-properties fo:margin-left="1.798in" fo:margin-right="0in" fo:text-indent="-0.298in" style:auto-text-indent="false" style:page-number="auto">
        <style:tab-stops/>
      </style:paragraph-properties>
    </style:style>
    <style:style style:name="P11" style:family="paragraph" style:parent-style-name="Standard" style:master-page-name="">
      <style:paragraph-properties fo:margin-left="1.5in" fo:margin-right="0in" fo:text-align="justify" style:justify-single-word="false" fo:text-indent="0in" style:auto-text-indent="false" style:page-number="auto"/>
    </style:style>
    <style:style style:name="P12" style:family="paragraph" style:parent-style-name="Standard">
      <style:paragraph-properties fo:margin-left="2.3598in" fo:margin-right="0in" fo:text-indent="-0.3508in" style:auto-text-indent="false"/>
    </style:style>
    <style:style style:name="P13" style:family="paragraph" style:parent-style-name="Standard" style:master-page-name="">
      <style:paragraph-properties fo:margin-left="2.3598in" fo:margin-right="0in" fo:text-indent="-0.3508in" style:auto-text-indent="false" style:page-number="auto"/>
    </style:style>
    <style:style style:name="T1" style:family="text">
      <style:text-properties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AMESCRIPT V1.0</text:p>
      <text:p text:style-name="Standard"/>
      <text:p text:style-name="Standard">JUEGO: WISDOMINI</text:p>
      <text:p text:style-name="Standard"/>
      <text:p text:style-name="Standard">Proporciones spriteQuad dentro de las casas:</text:p>
      <text:p text:style-name="Standard">2.7151 <text:s/>4.7748 <text:s text:c="2"/>2.7151 (1.76 aspecto)</text:p>
      <text:p text:style-name="Standard">Dentro de la pagoda:</text:p>
      <text:p text:style-name="Standard">1.6531 2,9 1.6531</text:p>
      <text:p text:style-name="Standard"/>
      <text:p text:style-name="Standard"/>
      <text:p text:style-name="Standard"/>
      <text:p text:style-name="Standard">NIVEL: 1</text:p>
      <text:p text:style-name="Standard"/>
      <text:p text:style-name="Standard"/>
      <text:p text:style-name="Standard">ESTADO: INICIAL </text:p>
      <text:p text:style-name="Standard"/>
      <text:p text:style-name="Standard"><text:tab/>HasAlphabet &lt;- false</text:p>
      <text:p text:style-name="Standard"/>
      <text:p text:style-name="Standard"><text:tab/>COMENTARIO:</text:p>
      <text:p text:style-name="Standard"/>
      <text:p text:style-name="Standard"><text:tab/><text:tab/>Todas las puertas bloqueadas. Pagoda con puerta cerrada. Pozos desactivados.</text:p>
      <text:p text:style-name="Standard"/>
      <text:p text:style-name="Standard"><text:tab/>MAPA: <text:s/><text:span text:style-name="T1">&lt;archivo: sdaldlsadhas.visio&gt;</text:span></text:p>
      <text:p text:style-name="Standard"/>
      <text:p text:style-name="Standard"><text:tab/>PERSONAJES:</text:p>
      <text:p text:style-name="Standard"/>
      <text:p text:style-name="Standard"><text:tab/><text:tab/>NPC0 - </text:p>
      <text:p text:style-name="Standard"><text:tab/><text:tab/><text:tab/>OnSpeak: NPCNoAlphabet1 <text:s/><text:span text:style-name="T1">&lt;Nivel1/Dialogos/Nivel1.vsdx:windings1&gt;</text:span></text:p>
      <text:p text:style-name="P1"><text:tab/><text:tab/>NPC1 -</text:p>
      <text:p text:style-name="P1"><text:tab/><text:tab/><text:tab/>OnSpeak: NPCNoAlphabet2<text:tab/> &lt;Nivel1/Dialogos/Nivel1.vsdx:windings2&gt;</text:p>
      <text:p text:style-name="P1"><text:tab/><text:tab/>NPC2 - </text:p>
      <text:p text:style-name="P1"><text:tab/><text:tab/><text:tab/>OnSpeak: NPCNoAlphabet3 <text:s/>&lt;Nivel1/Dialogos/Nivel1.vsdx:windings3&gt;</text:p>
      <text:p text:style-name="Standard"/>
      <text:p text:style-name="Standard"><text:tab/>OBJETOS:</text:p>
      <text:p text:style-name="Standard"/>
      <text:p text:style-name="Standard"/>
      <text:p text:style-name="Standard"><text:tab/>ACCIONES:</text:p>
      <text:p text:style-name="Standard"/>
      <text:p text:style-name="Standard"><text:tab/><text:tab/>BlockPlayerControls()</text:p>
      <text:p text:style-name="Standard"><text:tab/><text:tab/>ChispAlert: “¡Hola! Soy tu luz interior. Yo te guiaré a través de tu aventura por Wisdomini, el mundo que está al otro lado del cristal”</text:p>
      <text:p text:style-name="Standard"><text:tab/><text:tab/>ChispAlert: “Desliza tu dedo al otro lado del cristal para moverte para moverte en la dirección que desees” (o bien: 'que tu yo real al otro lado del cristal toque...')</text:p>
      <text:p text:style-name="Standard"><text:tab/><text:tab/>ChispAlert: “También puedes tocar sobre tu figura para abrir tu inventario”</text:p>
      <text:p text:style-name="Standard"><text:tab/><text:tab/>ChispAlert: “En ocasiones, al acercarte a una persona o un objeto, aparecerá</text:p>
      <text:p text:style-name="Standard"><text:tab/><text:tab/><text:tab/>un icono de interacción &lt;mostrar los tres iconos&gt;. Pulsa en cualquier</text:p>
      <text:p text:style-name="Standard"><text:tab/><text:tab/><text:tab/>parte de la pantalla para interactuar”</text:p>
      <text:p text:style-name="Standard"><text:tab/><text:tab/>ChispAlert close</text:p>
      <text:p text:style-name="Standard"><text:tab/><text:tab/>UnblockPlayerControls()</text:p>
      <text:p text:style-name="Standard"/>
      <text:p text:style-name="Standard"/>
      <text:p text:style-name="Standard"><text:tab/>COMENTARIO:</text:p>
      <text:p text:style-name="Standard"><text:soft-page-break/></text:p>
      <text:p text:style-name="Standard"><text:tab/><text:tab/>A partir de este momento, el jugador puede moverse libremente.</text:p>
      <text:p text:style-name="Standard"/>
      <text:p text:style-name="Standard"><text:tab/>COMENTARIO:</text:p>
      <text:p text:style-name="Standard"/>
      <text:p text:style-name="Standard"><text:tab/><text:tab/>Al hablar con un NPC cualquiera, aparecerá un texto ininteligible.</text:p>
      <text:p text:style-name="Standard"/>
      <text:p text:style-name="Standard"><text:tab/>COMENTARIO:</text:p>
      <text:p text:style-name="Standard"/>
      <text:p text:style-name="Standard"><text:tab/><text:tab/>Situar NPC0 cerca del árbol de meditación, para propiciar que se hable con él.</text:p>
      <text:p text:style-name="Standard"><text:tab/></text:p>
      <text:p text:style-name="Standard"/>
      <text:p text:style-name="Standard"><text:tab/>EVENTO:</text:p>
      <text:p text:style-name="Standard"/>
      <text:p text:style-name="Standard"><text:tab/><text:tab/>El jugador puede utilizar el árbol de la meditación para subir al piso +1</text:p>
      <text:p text:style-name="Standard"/>
      <text:p text:style-name="Standard"><text:tab/><text:tab/>ChispAlert: “Enhorabuena, acabamos de encontrar el árbol de la meditación. Gracias a él podremos acceder a un plano más elevado de existencia. Interactúa con este árbol para iniciar la meditación”</text:p>
      <text:p text:style-name="Standard"/>
      <text:p text:style-name="Standard"><text:tab/><text:tab/>OnInteract:</text:p>
      <text:p text:style-name="Standard"/>
      <text:p text:style-name="Standard"><text:tab/><text:tab/><text:tab/>PlaySound(“MeditacionGuiada1”);</text:p>
      <text:p text:style-name="Standard"/>
      <text:p text:style-name="Standard"><text:tab/><text:tab/>UpperFloorLevel1TimesVisited &lt;- 0</text:p>
      <text:p text:style-name="Standard"/>
      <text:p text:style-name="Standard"><text:tab/><text:tab/>NUEVO ESTADO : PISO+1(1ª vez)</text:p>
      <text:p text:style-name="Standard"/>
      <text:p text:style-name="Standard"><text:tab/><text:tab/>LoadScene(“nivel1Piso+1_1aVez”);</text:p>
      <text:p text:style-name="Standard"/>
      <text:p text:style-name="Standard"/>
      <text:p text:style-name="Standard"/>
      <text:p text:style-name="Standard"/>
      <text:p text:style-name="Standard"/>
      <text:p text:style-name="Standard">ESTADO: PISO+1 (1ª vez)</text:p>
      <text:p text:style-name="Standard"/>
      <text:p text:style-name="Standard"><text:tab/>NofVisitsToLevel1UpperPlane &lt;- NofVisitsToLevel1UpperPlane + 1</text:p>
      <text:p text:style-name="Standard"><text:tab/>PlaySound(“AscensoPiso+1/1”)</text:p>
      <text:p text:style-name="Standard"><text:tab/>PickedDroplets &lt;- 0</text:p>
      <text:p text:style-name="Standard"/>
      <text:p text:style-name="Standard"><text:tab/>ChispAlert: “Este plano de existencia es el plano de lo esencial. Es un lugar exento de distracciones. Si ves un resplandor azul o amarillo, síguelo. Te llevará a algo interesante.”</text:p>
      <text:p text:style-name="Standard"/>
      <text:p text:style-name="Standard"><text:tab/>MAPA: </text:p>
      <text:p text:style-name="Standard"><text:tab/></text:p>
      <text:p text:style-name="Standard"><text:tab/>OBJETOS: <text:tab/>Tabla Alphabet (pickable)</text:p>
      <text:p text:style-name="Standard"/>
      <text:p text:style-name="Standard"><text:tab/><text:tab/> <text:s text:c="7"/><text:tab/>Gota : <text:s/><text:span text:style-name="T1">&lt;Preguntas aguav2por niveles.docx#Nivel 1 Ascenso 1#1&gt;</text:span></text:p>
      <text:p text:style-name="P1"><text:tab/><text:tab/><text:tab/><text:tab/>onPickUp:</text:p>
      <text:p text:style-name="P1"><text:tab/><text:tab/><text:tab/><text:tab/><text:tab/>pickedDroplets &lt;- pickedDroplets + 1</text:p>
      <text:p text:style-name="Standard"/>
      <text:p text:style-name="Standard"><text:tab/><text:tab/><text:tab/>Gota :<text:span text:style-name="T1"> &lt;Preguntas aguav2por niveles.docx#Nivel 1 Ascenso 1#2&gt;</text:span></text:p>
      <text:p text:style-name="P1"><text:soft-page-break/><text:tab/><text:tab/><text:tab/><text:tab/>onPickUp:</text:p>
      <text:p text:style-name="P1"><text:tab/><text:tab/><text:tab/><text:tab/><text:tab/>pickedDroplets &lt;- pickedDroplets + 1</text:p>
      <text:p text:style-name="P1"/>
      <text:p text:style-name="P1"><text:tab/><text:tab/><text:tab/>Remolino: DESACTIVADO</text:p>
      <text:p text:style-name="P1"/>
      <text:p text:style-name="Standard"/>
      <text:p text:style-name="Standard"><text:tab/>COMENTARIO:</text:p>
      <text:p text:style-name="Standard"/>
      <text:p text:style-name="Standard"><text:tab/><text:tab/>Nadie explica que hay que conseguir Alphabet. Hay flechitas “misteriosas” que supondremos que un jugador seguirá. Las flechas llevan a Alphabet.</text:p>
      <text:p text:style-name="Standard"/>
      <text:p text:style-name="Standard"/>
      <text:p text:style-name="Standard"><text:tab/>EVENTO: OnPickup&lt;Alphabet&gt;:</text:p>
      <text:p text:style-name="Standard"/>
      <text:p text:style-name="Standard"><text:tab/><text:tab/>ChispAlert: “Acabamos de encontrar la Tabla Alphabet. Con ella podremos comunicarnos con los habitantes de Wisdomini, incluso a veces leer sus pensamientos.”</text:p>
      <text:p text:style-name="Standard"/>
      <text:p text:style-name="Standard"><text:tab/><text:tab/>HasAlphabet &lt;- true</text:p>
      <text:p text:style-name="Standard"><text:tab/></text:p>
      <text:p text:style-name="Standard"/>
      <text:p text:style-name="Standard"/>
      <text:p text:style-name="Standard"><text:tab/>EVENTO:</text:p>
      <text:p text:style-name="Standard"/>
      <text:p text:style-name="Standard"><text:tab/><text:tab/>si PickedDroplets == 2 : Remolino.activate()</text:p>
      <text:p text:style-name="Standard"><text:tab/><text:tab/></text:p>
      <text:p text:style-name="Standard"/>
      <text:p text:style-name="Standard"/>
      <text:p text:style-name="Standard"/>
      <text:p text:style-name="Standard"/>
      <text:p text:style-name="Standard">ESTADO: Piso0(2ª vez y subsiguientes)</text:p>
      <text:p text:style-name="Standard"/>
      <text:p text:style-name="P2"><text:tab/>si PickedFlame == true ChispAlert : “Con esta llave podrás entrar en una de las casas abandonadas y abrir el pasadizo oculto que se esconde en su interior. Ese pasadizo te conducirá a la habitación secreta donde hallarás una de las energías de los siete elementos.”</text:p>
      <text:p text:style-name="Standard"><text:tab/><text:tab/>COMENTARIO: Esto pasa al regresar de la actividad QA</text:p>
      <text:p text:style-name="Standard"/>
      <text:p text:style-name="Standard"><text:tab/>MAPA: ...</text:p>
      <text:p text:style-name="Standard"/>
      <text:p text:style-name="Standard"><text:tab/>COMENTARIO:</text:p>
      <text:p text:style-name="Standard"/>
      <text:p text:style-name="Standard"><text:tab/><text:tab/>Las llamas no se pueden recoger hasta haber hablado con el Traficante.</text:p>
      <text:p text:style-name="Standard"><text:tab/><text:tab/>Si no se ha hablado (SpokenWithTrafficker == false), las llamas queman.</text:p>
      <text:p text:style-name="Standard"/>
      <text:p text:style-name="Standard"><text:tab/>COMENTARIO: </text:p>
      <text:p text:style-name="Standard"><text:tab/><text:tab/></text:p>
      <text:p text:style-name="Standard"><text:tab/><text:tab/>Puedes entrar en las casas abandonadas una vez tengas las llaves, o bajar al piso -1</text:p>
      <text:p text:style-name="Standard"><text:tab/><text:tab/>No puede subir, árbol desconectado</text:p>
      <text:p text:style-name="Standard"/>
      <text:p text:style-name="Standard"/>
      <text:p text:style-name="Standard"><text:tab/>PERSONAJES:</text:p>
      <text:p text:style-name="Standard"/>
      <text:p text:style-name="Standard"><text:tab/><text:tab/>NPC0 -</text:p>
      <text:p text:style-name="Standard"><text:soft-page-break/><text:tab/><text:tab/><text:tab/>OnSpeak: NPC0 <text:s/>“Te doy la bienvenida a Winsdomini”</text:p>
      <text:p text:style-name="Standard"><text:tab/><text:tab/>NPC1 -</text:p>
      <text:p text:style-name="Standard"><text:tab/><text:tab/><text:tab/>OnSpeak: NPC1 <text:s/>“Qué buen tiempo hace, ¿no te parece?”</text:p>
      <text:p text:style-name="Standard"><text:tab/><text:tab/>NPC2 -</text:p>
      <text:p text:style-name="Standard"><text:tab/><text:tab/><text:tab/>OnSpeak: NPC2 <text:s/>“¡Te odio! ¡Me comeré a tu familia! ... es broma”</text:p>
      <text:p text:style-name="Standard"/>
      <text:p text:style-name="Standard"><text:tab/><text:tab/>PERDIDO1 - </text:p>
      <text:p text:style-name="Standard"><text:tab/><text:tab/><text:tab/>OnSpeak: </text:p>
      <text:p text:style-name="Standard"><text:tab/><text:tab/><text:tab/><text:tab/>PERDIDO2.FacePlayer()</text:p>
      <text:p text:style-name="Standard"><text:tab/><text:tab/><text:tab/><text:tab/>&lt;Nivel1/Dialogos.vsdx:perdidos&gt;</text:p>
      <text:p text:style-name="Standard"><text:tab/><text:tab/>PERDIDO2 - </text:p>
      <text:p text:style-name="Standard"/>
      <text:p text:style-name="Standard"><text:tab/><text:tab/>TRISTE -</text:p>
      <text:p text:style-name="Standard"><text:tab/><text:tab/><text:tab/>OnSpeak: &lt;Nivel1/Dialogos.vsdx:triste&gt;</text:p>
      <text:p text:style-name="Standard"/>
      <text:p text:style-name="Standard"><text:tab/><text:tab/>NPCLLAMA -</text:p>
      <text:p text:style-name="Standard"><text:tab/><text:tab/><text:tab/>OnSpeak: &lt;Nivel1/Dialogos.vsdx:NPC al que Q por llama&gt;</text:p>
      <text:p text:style-name="Standard"><text:tab/><text:tab/><text:tab/>COMENTARIO: insultador.Activar()</text:p>
      <text:p text:style-name="Standard"><text:tab/><text:tab/></text:p>
      <text:p text:style-name="Standard"><text:tab/><text:tab/>INSULTADOR - </text:p>
      <text:p text:style-name="Standard"><text:tab/><text:tab/><text:tab/>OnSpeak:</text:p>
      <text:p text:style-name="Standard"><text:tab/><text:tab/><text:tab/><text:tab/>&lt;Nivel1/Dialogos.vsdx:insultador&gt; </text:p>
      <text:p text:style-name="Standard"><text:tab/><text:tab/><text:tab/>COMENTARIO:</text:p>
      <text:p text:style-name="Standard"><text:tab/><text:tab/><text:tab/><text:tab/>Al final, apaga el fuego a base de pis, y se va, antes de</text:p>
      <text:p text:style-name="Standard"><text:tab/><text:tab/><text:tab/><text:tab/>debloquear los controles del player.</text:p>
      <text:p text:style-name="Standard"><text:tab/><text:tab/><text:tab/>COMENTARIO:</text:p>
      <text:p text:style-name="Standard"><text:tab/><text:tab/><text:tab/><text:tab/>Se activa la interacción con NPCTRAFICANTE</text:p>
      <text:p text:style-name="Standard"><text:tab/><text:tab/><text:tab/></text:p>
      <text:p text:style-name="Standard"><text:tab/><text:tab/>TRAFICANTE - </text:p>
      <text:p text:style-name="Standard"><text:tab/><text:tab/><text:tab/>OnSpeak: &lt;Nivel1/Dialogos.vsdx:Traficante&gt;</text:p>
      <text:p text:style-name="Standard"/>
      <text:p text:style-name="Standard"><text:tab/><text:tab/>NPCTRAFICANTE - </text:p>
      <text:p text:style-name="Standard"><text:tab/><text:tab/><text:tab/>OnSpeak: &lt;Nivel1/Dialogos.vsdx:NPCTraficante&gt;</text:p>
      <text:p text:style-name="Standard"><text:tab/><text:tab/><text:tab/>COMENTARIO: Comienza con la interacción desactivada</text:p>
      <text:p text:style-name="Standard"><text:tab/><text:tab/><text:tab/>COMENTARIO: Al terminar el diálogo, activa la interacción con</text:p>
      <text:p text:style-name="Standard"><text:tab/><text:tab/><text:tab/>TRAFICANTEFALSO</text:p>
      <text:p text:style-name="Standard"/>
      <text:p text:style-name="Standard"><text:tab/><text:tab/>TRAFICANTEFALSO - </text:p>
      <text:p text:style-name="Standard"><text:tab/><text:tab/><text:tab/>OnSpeak: &lt;Nivel1/Dialogos.vsdx:TraficanteFalso&gt;</text:p>
      <text:p text:style-name="Standard"><text:tab/><text:tab/><text:tab/>COMENTARIO: Comienza con la interacción desactivada</text:p>
      <text:p text:style-name="Standard"/>
      <text:p text:style-name="Standard"><text:tab/><text:tab/>NPCARBOL - </text:p>
      <text:p text:style-name="Standard"><text:tab/><text:tab/><text:tab/>OnSpeak: </text:p>
      <text:p text:style-name="Standard"/>
      <text:p text:style-name="Standard"><text:tab/><text:tab/>NPCPAGODA -</text:p>
      <text:p text:style-name="Standard"><text:tab/><text:tab/><text:tab/>OnSpeak:</text:p>
      <text:p text:style-name="Standard"><text:tab/><text:tab/><text:tab/>si HasVisitedPagoda <text:s/>&lt;Nivel1/Dialogos.vsdx:pagoda&gt;</text:p>
      <text:p text:style-name="Standard"><text:tab/><text:tab/><text:tab/>else disable interaction</text:p>
      <text:p text:style-name="Standard"/>
      <text:p text:style-name="Standard"><text:tab/><text:tab/>&lt;APARECEN CUANDO HasVisitedLevel1Plane-1 == true&gt; !!</text:p>
      <text:p text:style-name="Standard"/>
      <text:p text:style-name="Standard"><text:tab/><text:tab/>PAREJA_a</text:p>
      <text:p text:style-name="Standard"><text:soft-page-break/><text:tab/><text:tab/>PAREJA_b <text:s text:c="2"/>&lt;Nivel1/Dialogos.vsdx:pareja 2&gt;</text:p>
      <text:p text:style-name="Standard"><text:tab/><text:tab/><text:tab/>COMENTARIO: Activa el diálogo Senda Feliz</text:p>
      <text:p text:style-name="Standard"><text:tab/><text:tab/></text:p>
      <text:p text:style-name="Standard"><text:tab/><text:tab/>NPCSENDAFELIZ &lt;Nivel1/Dialogos.vsdx:senda feliz&gt;</text:p>
      <text:p text:style-name="Standard"><text:tab/><text:tab/></text:p>
      <text:p text:style-name="Standard"/>
      <text:p text:style-name="Standard"><text:tab/>EVENTO:</text:p>
      <text:p text:style-name="Standard"/>
      <text:p text:style-name="Standard"><text:tab/><text:tab/>A dos minutos, se activa el árbol de meditación</text:p>
      <text:p text:style-name="Standard"/>
      <text:p text:style-name="Standard"><text:tab/></text:p>
      <text:p text:style-name="Standard"><text:tab/>EVENTO:</text:p>
      <text:p text:style-name="Standard"/>
      <text:p text:style-name="Standard"><text:tab/><text:tab/>Hablar con NPCLLAMA: insultador.Activar()</text:p>
      <text:p text:style-name="Standard"/>
      <text:p text:style-name="Standard"/>
      <text:p text:style-name="Standard"><text:tab/>EVENTO:</text:p>
      <text:p text:style-name="Standard"/>
      <text:p text:style-name="Standard"><text:tab/><text:tab/>Al hablar con traficante </text:p>
      <text:p text:style-name="Standard"><text:tab/><text:tab/><text:tab/></text:p>
      <text:p text:style-name="Standard"><text:tab/><text:tab/><text:tab/>SpokenWithTrafficker &lt;- true</text:p>
      <text:p text:style-name="Standard"/>
      <text:p text:style-name="Standard"><text:tab/><text:tab/>y ya puede recoger llamas</text:p>
      <text:p text:style-name="Standard"/>
      <text:p text:style-name="Standard"><text:tab/><text:tab/>COMENTARIO: no se puede llegar hasta donde está el traficante hasta que</text:p>
      <text:p text:style-name="Standard"><text:tab/><text:tab/><text:tab/>no se completa el diálogo con Insultador</text:p>
      <text:p text:style-name="Standard"/>
      <text:p text:style-name="Standard"/>
      <text:p text:style-name="Standard"><text:tab/>COMENTARIO:</text:p>
      <text:p text:style-name="Standard"><text:tab/><text:tab/>Cogiendo llamas, accedemos a las pruebas de QA y si se superan, se obtienen llaves <text:tab/><text:tab/>que pueden abrir puertas (se te da una llave de color al azar)</text:p>
      <text:p text:style-name="Standard"/>
      <text:p text:style-name="Standard"><text:tab/></text:p>
      <text:p text:style-name="Standard"><text:tab/>ACCESOS:</text:p>
      <text:p text:style-name="Standard"><text:tab/><text:tab/>Cuatro casas cerradas (puertas morada, azul, verde y marrón)</text:p>
      <text:p text:style-name="Standard"/>
      <text:p text:style-name="Standard"><text:tab/><text:tab/>Remolino a piso -1</text:p>
      <text:p text:style-name="Standard"/>
      <text:p text:style-name="Standard"><text:tab/><text:tab/>PAGODA</text:p>
      <text:p text:style-name="Standard"/>
      <text:p text:style-name="Standard"/>
      <text:p text:style-name="Standard"><text:tab/>OBJETOS:</text:p>
      <text:p text:style-name="Standard"/>
      <text:p text:style-name="Standard"><text:tab/><text:tab/>Llamas – OnPickup: </text:p>
      <text:p text:style-name="Standard"><text:tab/><text:tab/><text:tab/><text:tab/>si PickedFlames == false</text:p>
      <text:p text:style-name="Standard"><text:tab/><text:tab/><text:tab/><text:tab/><text:tab/>ChispAlert : “Toca la grieta desde el otro lado”</text:p>
      <text:p text:style-name="Standard"><text:tab/><text:tab/><text:tab/><text:tab/>inicia actividad “QA”</text:p>
      <text:p text:style-name="Standard"><text:tab/><text:tab/><text:tab/> <text:s text:c="3"/><text:tab/>PickedFlames &lt;- true</text:p>
      <text:p text:style-name="Standard"><text:tab/><text:tab/><text:tab/>COMENTARIO:</text:p>
      <text:p text:style-name="Standard"><text:tab/><text:tab/><text:tab/><text:tab/>La primera llave que se consigue es la del filósofo</text:p>
      <text:p text:style-name="Standard"/>
      <text:p text:style-name="Standard"/>
      <text:p text:style-name="Standard"><text:soft-page-break/><text:tab/></text:p>
      <text:p text:style-name="Standard"><text:tab/><text:tab/>Espejos </text:p>
      <text:p text:style-name="Standard"><text:tab/><text:tab/><text:tab/>Un espejo por cada energía (4)</text:p>
      <text:p text:style-name="P5">Cuando termina la secuencia del espejo, un texto en función del tipo de energía: “Acabamos de lograr la sabiduría de la Maga Bella” ... para los 4 tipos -&gt; se abre la actividad Heroes y se muestra el héroe recién conseguido.</text:p>
      <text:p text:style-name="Standard"><text:tab/><text:tab/><text:tab/>MeditationTreeActive &lt;- true</text:p>
      <text:p text:style-name="Standard"/>
      <text:p text:style-name="Standard"/>
      <text:p text:style-name="Standard"><text:tab/><text:tab/>Energía 7 elementos </text:p>
      <text:p text:style-name="Standard"><text:tab/><text:tab/><text:tab/>Hay 4</text:p>
      <text:p text:style-name="Standard"><text:tab/><text:tab/><text:tab/>OnPickUp :</text:p>
      <text:p text:style-name="Standard"><text:tab/><text:tab/><text:tab/>if (Energy7ElementsPickedUp == false)</text:p>
      <text:p text:style-name="P3">ChispAlert: “Enhorabuena, acabamos de obtener una de las energía de los siete elementos. Ahora dirígete al espejo que tiene el color de ese elemento y, de manera natural, el héroe que hay en tu interior florecerá y recuperarás esa sabiduría que siempre estuvo en ti”.</text:p>
      <text:p text:style-name="Standard"><text:tab/><text:tab/><text:tab/><text:tab/>Energy7ElementsPickedUp &lt;- true</text:p>
      <text:p text:style-name="Standard"><text:tab/><text:tab/><text:tab/>COMENTARIO:</text:p>
      <text:p text:style-name="P4">Las energías son: Maga bella (morado), Filósofo de la acción/aceptación (azul), Sabia que sabe que el otro no es libre (verde), yoguini que no se pierde en suposiciones (marrón)</text:p>
      <text:p text:style-name="Standard"/>
      <text:p text:style-name="Standard"><text:tab/>SUBESTADO: PAGODA</text:p>
      <text:p text:style-name="Standard"/>
      <text:p text:style-name="Standard"><text:tab/><text:tab/>COMENTARIO:</text:p>
      <text:p text:style-name="Standard"/>
      <text:p text:style-name="Standard"><text:tab/><text:tab/><text:tab/>Interior de la pagoda</text:p>
      <text:p text:style-name="Standard"/>
      <text:p text:style-name="Standard"><text:tab/><text:tab/>OBJETOS:</text:p>
      <text:p text:style-name="Standard"/>
      <text:p text:style-name="Standard"><text:tab/><text:tab/><text:tab/>Balanza -</text:p>
      <text:p text:style-name="Standard"><text:tab/><text:tab/><text:tab/><text:tab/>if(HasVisitedLevel1Pagoda == false) </text:p>
      <text:p text:style-name="Standard"><text:tab/><text:tab/><text:tab/><text:tab/>onInteract: playVideo(“...”)</text:p>
      <text:p text:style-name="Standard"><text:tab/><text:tab/><text:tab/><text:tab/>HasVisitedPagoda &lt;- true</text:p>
      <text:p text:style-name="Standard"><text:tab/><text:tab/><text:tab/><text:tab/>else</text:p>
      <text:p text:style-name="Standard"><text:tab/><text:tab/><text:tab/><text:tab/>onInteract: playVideo(“...”)</text:p>
      <text:p text:style-name="Standard"><text:tab/></text:p>
      <text:p text:style-name="Standard"/>
      <text:p text:style-name="Standard"><text:tab/>SUBESTADO: PISO -1 (1ª vez)</text:p>
      <text:p text:style-name="Standard"/>
      <text:p text:style-name="Standard"><text:tab/><text:tab/>MAPA: </text:p>
      <text:p text:style-name="Standard"/>
      <text:p text:style-name="Standard"><text:tab/><text:tab/>COMENTARIO: La primera bandada de sombras es la de los filósofos</text:p>
      <text:p text:style-name="Standard"/>
      <text:p text:style-name="Standard"/>
      <text:p text:style-name="Standard"><text:tab/><text:tab/>si (HasPlane-1BeenExplained == false):</text:p>
      <text:p text:style-name="Standard"><text:tab/><text:tab/><text:tab/>aparece Siaomi:</text:p>
      <text:p text:style-name="Standard"><text:tab/><text:tab/><text:tab/><text:tab/>“Antes de adentrarse en este plano de tinieblas te recomiendo que vengas a buscarme al plano superior”</text:p>
      <text:p text:style-name="Standard"><text:soft-page-break/><text:tab/><text:tab/><text:tab/><text:tab/>Desaparece Siaomi</text:p>
      <text:p text:style-name="Standard"><text:tab/><text:tab/><text:tab/><text:tab/>HasPlane-1BeenExplained &lt;- true</text:p>
      <text:p text:style-name="Standard"/>
      <text:p text:style-name="Standard"><text:tab/><text:tab/>si (NumOfHeroes &lt; 4) ChispAlert:</text:p>
      <text:p text:style-name="P13">“Cuando estemos en el plano oscuro puede aparecer cualquier clase de sombra cuando nos alcance el remolino de los eventos. Creo que lo más sensato es reencontrarnos con todos nuestros héroes antes de coninuar. En esta isla hay cuatro.”</text:p>
      <text:p text:style-name="P12"/>
      <text:p text:style-name="Standard"><text:tab/><text:tab/>si (NumOfHeroes == 4) ChispAlert:</text:p>
      <text:p text:style-name="P6">“Ahora estamos preparados para mirar de frente a las sombras, siempre que tengamos suficiente fuerza y control. No tengas miedo, camina haca la oscuridad. Sólo conociendo a tu enemigo puedes llegar a vencerlo”</text:p>
      <text:p text:style-name="Standard"><text:tab/></text:p>
      <text:p text:style-name="Standard"><text:tab/><text:tab/>ACCESOS:</text:p>
      <text:p text:style-name="Standard"/>
      <text:p text:style-name="Standard"><text:tab/><text:tab/><text:tab/>tres casas:</text:p>
      <text:p text:style-name="Standard"/>
      <text:p text:style-name="Standard"><text:tab/><text:tab/>PERSONAJES:</text:p>
      <text:p text:style-name="Standard"/>
      <text:p text:style-name="Standard"><text:tab/><text:tab/><text:tab/>CABREATIS_TEMERUS </text:p>
      <text:p text:style-name="Standard"><text:tab/><text:tab/><text:tab/><text:tab/>Dentro de casa 1</text:p>
      <text:p text:style-name="Standard"><text:tab/><text:tab/><text:tab/><text:tab/>OnSpeak &lt;Nivel1/Dialogos.vsdx:cabreatis temerus&gt;</text:p>
      <text:p text:style-name="Standard"/>
      <text:p text:style-name="Standard"><text:tab/><text:tab/><text:tab/>NPCCASA</text:p>
      <text:p text:style-name="Standard"><text:tab/><text:tab/><text:tab/><text:tab/>Dentro de casa 2</text:p>
      <text:p text:style-name="Standard"><text:tab/><text:tab/><text:tab/><text:tab/>OnSpeak &lt;Nivel1/Dialogos.vsdx:npccasa2&gt;</text:p>
      <text:p text:style-name="Standard"><text:tab/></text:p>
      <text:p text:style-name="Standard"><text:tab/><text:tab/><text:tab/>NPCCASA2</text:p>
      <text:p text:style-name="Standard"><text:tab/><text:tab/><text:tab/><text:tab/>Dentro de casa 3</text:p>
      <text:p text:style-name="Standard"><text:tab/><text:tab/><text:tab/><text:tab/>OnSpeak &lt;Nivel1/Dialogos.vsdx:npccasa3&gt;</text:p>
      <text:p text:style-name="Standard"><text:tab/></text:p>
      <text:p text:style-name="Standard"/>
      <text:p text:style-name="Standard"><text:tab/><text:tab/>DARK MIRROR:</text:p>
      <text:p text:style-name="Standard"><text:tab/><text:tab/><text:tab/>Dispara la actividad WordFight</text:p>
      <text:p text:style-name="Standard"><text:tab/><text:tab/><text:tab/>NumOfDefeatedShadows &lt;- NumOfDefeatedShadows + 1</text:p>
      <text:p text:style-name="Standard"><text:tab/><text:tab/><text:tab/>si (NumOfDefeatedShadows == 4) unir mundos -1 y 0, eliminar whirpools</text:p>
      <text:p text:style-name="Standard"><text:tab/><text:tab/><text:tab/>y activar puerta dimensional. ChispAlert: “Has vencido a todas las sombras de esta isla. Las puertas dimensionales se han activado. Elige por cuál de ellas quieres continuar tu aventura. La verde te llevará a un lugar donde verás magos y animales. La gris te llevará a un lugar muy solitario.</text:p>
      <text:p text:style-name="Standard"/>
      <text:p text:style-name="Standard"/>
      <text:p text:style-name="Standard"><text:tab/><text:tab/>EVENTO:</text:p>
      <text:p text:style-name="Standard"/>
      <text:p text:style-name="Standard"><text:tab/><text:tab/><text:tab/>si (HasBeenHitByEyes == false) &amp;&amp; hitByEyes:</text:p>
      <text:p text:style-name="P7">ChispAlert: “Ten cuidado: las conexiones negativas que generes harán que Alphabet retroceda. Si llega al inicio (a la letra A), será el final para todos”</text:p>
      <text:p text:style-name="P8">COMENTARIO:</text:p>
      <text:p text:style-name="P8"><text:tab/>Si llega a la A, hay que reiniciar el nivel entero (puntos de chequeo de <text:soft-page-break/>nivel o un script para 'resetear' &lt;- lo segundo mejor??)</text:p>
      <text:p text:style-name="Standard"/>
      <text:p text:style-name="Standard"/>
      <text:p text:style-name="Standard"><text:tab/><text:tab/>EVENTO:</text:p>
      <text:p text:style-name="Standard"/>
      <text:p text:style-name="Standard"><text:tab/><text:tab/><text:tab/>si (HasBeenHitByWhirlwind == false) &amp;&amp; hitByWhirlwind:</text:p>
      <text:p text:style-name="P9">ChispAlert : “El círculo rojo que ha aparecido junto a la sombra representa la fuerza de esta clase de sombras. El círculo azul representa el control que tienen Medita sobre qué hérie es el aduacuado para enfrentarse a ellas y comprueba si tiene suficiente fuerza y control para vencer a esta clase de sombra”</text:p>
      <text:p text:style-name="Standard"/>
      <text:p text:style-name="Standard"/>
      <text:p text:style-name="Standard"><text:tab/><text:tab/>EVENTO:</text:p>
      <text:p text:style-name="Standard"/>
      <text:p text:style-name="P9">si (NofShadows == 4) ChispAlert: “No surgirán más sombras, busca el espejo negro. ¿Sabes ya con qué héroe te enfrentarás a esta bandada de sombras?”</text:p>
      <text:p text:style-name="Standard"/>
      <text:p text:style-name="Standard"><text:tab/><text:tab/>EVENTO:</text:p>
      <text:p text:style-name="Standard"/>
      <text:p text:style-name="P10">si activas el Dark Mirror sin tener héroes -&gt; Inicia WordFight: ChispAlert “Esta contienda está perdida de antemano, todavía no dispones de ningún héroe con el que hacer frente a estas sombras.” -&gt; pierde automáticamente</text:p>
      <text:p text:style-name="Standard"/>
      <text:p text:style-name="Standard"/>
      <text:p text:style-name="Standard"><text:tab/>SUBESTADO: PISO +1 (2ª vez y subsiguientes)</text:p>
      <text:p text:style-name="Standard"/>
      <text:p text:style-name="Standard"><text:tab/><text:tab/>NofVisitsToLevel1UpperPlane &lt;- NofVisitsToLevel1UpperPlane + 1</text:p>
      <text:p text:style-name="Standard"><text:tab/><text:tab/>PickedDroplets &lt;- 0</text:p>
      <text:p text:style-name="Standard"/>
      <text:p text:style-name="Standard"><text:tab/><text:tab/>COMENTARIO</text:p>
      <text:p text:style-name="Standard"><text:tab/></text:p>
      <text:p text:style-name="P11">Si el número de vez es par, aparece un maestro, alternativamente Gurú o Siaomi ((NofVisitsToLevel1UpperPlane/2)%2)</text:p>
      <text:p text:style-name="Standard"/>
      <text:p text:style-name="Standard"><text:tab/><text:tab/>PERSONAJES:</text:p>
      <text:p text:style-name="Standard"/>
      <text:p text:style-name="Standard"><text:tab/><text:tab/><text:tab/>SIAOMI - <text:s/>// Nota: Cambiar el disable character a OnAwake...</text:p>
      <text:p text:style-name="Standard"><text:tab/><text:tab/><text:tab/><text:tab/>Si NofVisitsToLevel1UpperPlane == 2 {</text:p>
      <text:p text:style-name="Standard"><text:tab/><text:tab/><text:tab/><text:tab/><text:tab/>OnSpeak: &lt;DialogosSiaomi:0-clases de h&gt;</text:p>
      <text:p text:style-name="Standard"><text:tab/><text:tab/><text:tab/><text:tab/><text:tab/>“Activar pozos”</text:p>
      <text:p text:style-name="Standard"><text:tab/><text:tab/><text:tab/><text:tab/><text:tab/>IsWellActive0 &lt;- true</text:p>
      <text:p text:style-name="Standard"><text:tab/><text:tab/><text:tab/><text:tab/><text:tab/>IsWellActive1 &lt;- true</text:p>
      <text:p text:style-name="Standard"><text:tab/><text:tab/><text:tab/><text:tab/><text:tab/><text:tab/>etc...</text:p>
      <text:p text:style-name="Standard"><text:tab/><text:tab/><text:tab/><text:tab/>}</text:p>
      <text:p text:style-name="Standard"><text:tab/><text:tab/><text:tab/><text:tab/>else {</text:p>
      <text:p text:style-name="Standard"><text:tab/><text:tab/><text:tab/><text:tab/><text:tab/>si ((NofVisitsToLevel1UpperPlane/2)%2) == 0</text:p>
      <text:p text:style-name="Standard"><text:tab/><text:tab/><text:tab/><text:tab/><text:tab/>OnSpeak: &lt;DialogosSiaomi:superdialogo&gt;</text:p>
      <text:p text:style-name="Standard"><text:tab/><text:tab/><text:tab/><text:tab/><text:tab/>else disable character</text:p>
      <text:p text:style-name="Standard"><text:tab/><text:tab/><text:tab/><text:tab/>}</text:p>
      <text:p text:style-name="Standard"><text:soft-page-break/></text:p>
      <text:p text:style-name="Standard"><text:tab/><text:tab/><text:tab/>GURÚ – Si <text:s/>NofVisitsToLevel1UpperPlane &gt; 2 <text:tab/><text:tab/><text:tab/><text:tab/><text:tab/><text:tab/><text:tab/><text:tab/><text:tab/>&amp;&amp;((NofVisitsToLevel1UpperPlane/2)%2) == 1 {</text:p>
      <text:p text:style-name="Standard"><text:tab/><text:tab/><text:tab/><text:tab/>OnSpeak: &lt;DialogosGuru:superdialogo&gt;</text:p>
      <text:p text:style-name="Standard"><text:tab/><text:tab/><text:tab/><text:tab/>else disable character</text:p>
      <text:p text:style-name="Standard"><text:tab/><text:tab/><text:tab/>}</text:p>
      <text:p text:style-name="Standard"/>
      <text:p text:style-name="Standard"/>
      <text:p text:style-name="Standard">ESTADO: PISO 0 con pozos activados</text:p>
      <text:p text:style-name="Standard"/>
      <text:p text:style-name="Standard"><text:tab/>EVENTO</text:p>
      <text:p text:style-name="Standard"/>
      <text:p text:style-name="Standard"><text:tab/><text:tab/>Al resolver un pozo</text:p>
      <text:p text:style-name="Standard"/>
      <text:p text:style-name="Standard"><text:tab/><text:tab/><text:tab/>si (HasSolvedWell == false) {</text:p>
      <text:p text:style-name="Standard"><text:tab/><text:tab/><text:tab/><text:tab/>Aparece Siaomi con columna de luz, y diálogo</text:p>
      <text:p text:style-name="Standard"><text:tab/><text:tab/><text:tab/><text:tab/><text:tab/>&lt;DialogosSiaomi:pozos&gt;</text:p>
      <text:p text:style-name="Standard"><text:tab/><text:tab/><text:tab/><text:tab/>HasSolvedWell &lt;- true</text:p>
      <text:p text:style-name="Standard"><text:tab/><text:tab/><text:tab/>}</text:p>
      <text:p text:style-name="Standard"><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io Pomares Porras</meta:initial-creator>
    <meta:creation-date>2016-06-20T11:36:25</meta:creation-date>
    <dc:date>2016-07-12T17:22:44</dc:date>
    <dc:creator>Emilio Pomares Porras</dc:creator>
    <meta:editing-duration>PT11H11M53S</meta:editing-duration>
    <meta:editing-cycles>124</meta:editing-cycles>
    <meta:generator>LibreOffice/5.1.3.2$MacOSX_X86_64 LibreOffice_project/644e4637d1d8544fd9f56425bd6cec110e49301b</meta:generator>
    <meta:document-statistic meta:table-count="0" meta:image-count="0" meta:object-count="0" meta:page-count="9" meta:paragraph-count="258" meta:word-count="1457" meta:character-count="10651" meta:non-whitespace-character-count="8775"/>
  </office:meta>
</office:document-meta>
</file>